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Update pseudo code with aggregation, events, labels and while loop<text:s/></text:p>
      <text:p text:style-name="Standard">-Create new event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soft-page-break/>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soft-page-break/>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you can make it into any object you desire by adding to it modules. Inspired by Ltspice.</text:p>
      <text:p text:style-name="Standard"/>
      <text:p text:style-name="Standard">Original (not removable) parameters:</text:p>
      <text:p text:style-name="Standard">- ip address (private, static, not changeable)</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the game in the same window.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object with game data is cloned to a vector and the program is operating on the clone.</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soft-page-break/>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6-25T20:03:00Z</dc:date>
    <meta:template xlink:href="Normal.dotm" xlink:type="simple"/>
    <meta:editing-cycles>391</meta:editing-cycles>
    <meta:editing-duration>PT44220S</meta:editing-duration>
    <meta:document-statistic meta:page-count="5" meta:paragraph-count="20" meta:word-count="1541" meta:character-count="10306" meta:row-count="73" meta:non-whitespace-character-count="8785"/>
  </office:meta>
</office:document-meta>
</file>